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bdings" style:font-charset="x-symbol" svg:font-family="Webdings" style:font-family-generic="roman" style:font-pitch="variable" svg:panose-1="5 3 1 2 1 5 9 6 7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5" style:parent-style-name="Normal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7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Webdings" style:font-name-asian="Webdings" style:font-name-complex="Webdings" fo:font-weight="bold" style:font-weight-asian="bold" style:font-weight-complex="bold" fo:font-size="12pt" style:font-size-asian="12pt" style:font-size-complex="12pt" fo:language="en" fo:country="US"/>
    </style:style>
    <style:style style:name="T11" style:parent-style-name="DefaultParagraphFont" style:family="text">
      <style:text-properties fo:font-size="12pt" style:font-size-asian="12pt" style:font-size-complex="12pt" fo:language="en" fo:country="US"/>
    </style:style>
    <style:style style:name="T12" style:parent-style-name="DefaultParagraphFont" style:family="text">
      <style:text-properties fo:font-size="12pt" style:font-size-asian="12pt" style:font-size-complex="12pt" fo:language="en" fo:country="US"/>
    </style:style>
    <style:style style:name="P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Normal" style:family="paragraph">
      <style:paragraph-properties fo:text-indent="0.5in"/>
    </style:style>
    <style:style style:name="T18" style:parent-style-name="DefaultParagraphFont" style:family="text">
      <style:text-properties fo:font-size="12pt" style:font-size-asian="12pt" style:font-size-complex="12pt" fo:background-color="#FFFFFF"/>
    </style:style>
    <style:style style:name="T19" style:parent-style-name="DefaultParagraphFont" style:family="text">
      <style:text-properties style:font-name="Georgia" fo:background-color="#FFFFFF"/>
    </style:style>
    <style:style style:name="P20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ableColumn24" style:family="table-column">
      <style:table-column-properties style:column-width="1.6in"/>
    </style:style>
    <style:style style:name="TableColumn25" style:family="table-column">
      <style:table-column-properties style:column-width="1.6in"/>
    </style:style>
    <style:style style:name="TableColumn26" style:family="table-column">
      <style:table-column-properties style:column-width="1.6in"/>
    </style:style>
    <style:style style:name="TableColumn27" style:family="table-column">
      <style:table-column-properties style:column-width="1.6in"/>
    </style:style>
    <style:style style:name="Table23" style:family="table">
      <style:table-properties style:width="6.4in" fo:margin-left="0in" table:align="left"/>
    </style:style>
    <style:style style:name="TableRow28" style:family="table-row">
      <style:table-row-properties style:min-row-height="0.5in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ableRow37" style:family="table-row">
      <style:table-row-properties style:min-row-height="0.5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ableRow46" style:family="table-row">
      <style:table-row-properties style:min-row-height="0.5in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5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6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7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58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59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0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1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2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3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4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5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6" style:parent-style-name="Normal" style:family="paragraph">
      <style:paragraph-properties fo:text-align="justify" fo:margin-bottom="0in"/>
      <style:text-properties style:font-name-complex="Calibri" fo:font-size="12pt" style:font-size-asian="12pt" style:font-size-complex="12pt" fo:language="en" fo:country="US"/>
    </style:style>
    <style:style style:name="P67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8" style:parent-style-name="Normal" style:family="paragraph">
      <style:paragraph-properties fo:text-align="justify" fo:margin-bottom="0in"/>
    </style:style>
    <style:style style:name="T6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paragraph-properties fo:text-align="center" fo:margin-bottom="0in"/>
      <style:text-properties style:font-name-complex="Calibri" fo:font-size="14pt" style:font-size-asian="14pt" style:font-size-complex="14pt" fo:language="en" fo:country="US"/>
    </style:style>
    <style:style style:name="P74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P76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77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78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79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0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1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2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3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4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5" style:parent-style-name="Normal" style:family="paragraph">
      <style:paragraph-properties fo:margin-bottom="0.1666in"/>
      <style:text-properties style:font-name-complex="Calibri" fo:font-size="14pt" style:font-size-asian="14pt" style:font-size-complex="14pt" fo:language="en" fo:country="US"/>
    </style:style>
    <style:style style:name="P86" style:parent-style-name="Normal" style:family="paragraph">
      <style:paragraph-properties fo:text-align="center" fo:margin-bottom="0.1666in"/>
      <style:text-properties style:font-name-complex="Calibri" fo:font-style="italic" style:font-style-asian="italic" style:font-style-complex="italic" fo:font-size="12pt" style:font-size-asian="12pt" style:font-size-complex="12pt" fo:language="en" fo:country="US"/>
    </style:style>
    <style:style style:name="P87" style:parent-style-name="Normal" style:family="paragraph">
      <style:paragraph-properties fo:margin-bottom="0in"/>
      <style:text-properties style:font-name-complex="Calibri" fo:font-size="14pt" style:font-size-asian="14pt" style:font-size-complex="14pt" fo:language="en" fo:country="US"/>
    </style:style>
    <style:style style:name="P88" style:parent-style-name="Normal" style:family="paragraph">
      <style:paragraph-properties fo:text-align="end"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8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family="graphic" style:name="a1">
      <style:graphic-properties style:wrap="run-through" style:run-through="foreground" draw:fill="bitmap" draw:fill-image-name="a0" style:repeat="stretch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RESUME</text:span></text:p>
      <text:p text:style-name="P3"><draw:custom-shape svg:x="5.15in" svg:y="0.11597in" svg:width="1.09167in" svg:height="1.025in" draw:z-index="251659264" draw:id="id0" draw:style-name="a1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P4">SHIVANI<text:s/>R RATHOD</text:p>
      <text:p text:style-name="P5">VV 9/3, RAJASHREE CEMENT</text:p>
      <text:p text:style-name="P6">ADITYA NAGAR, MALKHED ROAD</text:p>
      <text:p text:style-name="P7">PIN: 585292</text:p>
      <text:p text:style-name="P8"><text:span text:style-name="T9">KALABURAGI <text:s text:c="112"/></text:span><text:span text:style-name="T10"></text:span><text:span text:style-name="T11"><text:s/></text:span><text:span text:style-name="T12">8867664708</text:span></text:p>
      <text:p text:style-name="P13"><text:s text:c="114"/><text:span text:style-name="T14">Email</text:span>: shivanirathod213@gmail.com</text:p>
      <text:p text:style-name="P15"/>
      <text:p text:style-name="P16">OBJECTIVE:</text:p>
      <text:p text:style-name="P17"><text:span text:style-name="T18">To secure a challenging role in a professional environment, utilizing my educational background, strong work ethic, and willingness to take on new responsibilities to contribute to the success of the company</text:span><text:span text:style-name="T19">.</text:span></text:p>
      <text:p text:style-name="P20"/>
      <text:p text:style-name="P21">QUALIFICATION:</text:p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CLASS</text:p>
          </table:table-cell>
          <table:table-cell table:style-name="TableCell31">
            <text:p text:style-name="P32">YEAR OF COMPLETION</text:p>
          </table:table-cell>
          <table:table-cell table:style-name="TableCell33">
            <text:p text:style-name="P34">INSTITUTE NAME</text:p>
          </table:table-cell>
          <table:table-cell table:style-name="TableCell35">
            <text:p text:style-name="P36">MARKS OBTAINED</text:p>
          </table:table-cell>
        </table:table-row>
        <table:table-row table:style-name="TableRow37">
          <table:table-cell table:style-name="TableCell38">
            <text:p text:style-name="P39">X</text:p>
          </table:table-cell>
          <table:table-cell table:style-name="TableCell40">
            <text:p text:style-name="P41">2020</text:p>
          </table:table-cell>
          <table:table-cell table:style-name="TableCell42">
            <text:p text:style-name="P43">The Aditya Birla Public School</text:p>
          </table:table-cell>
          <table:table-cell table:style-name="TableCell44">
            <text:p text:style-name="P45">58%</text:p>
          </table:table-cell>
        </table:table-row>
        <table:table-row table:style-name="TableRow46">
          <table:table-cell table:style-name="TableCell47">
            <text:p text:style-name="P48">Diploma</text:p>
          </table:table-cell>
          <table:table-cell table:style-name="TableCell49">
            <text:p text:style-name="P50">2023</text:p>
          </table:table-cell>
          <table:table-cell table:style-name="TableCell51">
            <text:p text:style-name="P52">Govt. Polytechnic</text:p>
          </table:table-cell>
          <table:table-cell table:style-name="TableCell53">
            <text:p text:style-name="P54">88%</text:p>
          </table:table-cell>
        </table:table-row>
      </table:table>
      <text:p text:style-name="P55"/>
      <text:p text:style-name="P56"/>
      <text:p text:style-name="P57">Interpersonal skills:</text:p>
      <text:p text:style-name="P58">A good learner</text:p>
      <text:p text:style-name="P59">Good team dynamic</text:p>
      <text:p text:style-name="P60"/>
      <text:p text:style-name="P61">Strengths:</text:p>
      <text:p text:style-name="P62">Positive attitude</text:p>
      <text:p text:style-name="P63">Hard working<text:s/></text:p>
      <text:p text:style-name="P64"/>
      <text:p text:style-name="P65">Projects:</text:p>
      <text:p text:style-name="P66">Industrial internet of things.</text:p>
      <text:p text:style-name="P67"/>
      <text:p text:style-name="P68"><text:span text:style-name="T69">Work Experience: <text:s/></text:span><text:span text:style-name="T70">Fresher</text:span></text:p>
      <text:p text:style-name="P71"/>
      <text:p text:style-name="P72"/>
      <text:p text:style-name="Normal"/>
      <text:p text:style-name="P73">Personal Details</text:p>
      <text:p text:style-name="P74"/>
      <text:p text:style-name="P75"/>
      <text:p text:style-name="P76">Father’s Name <text:s text:c="2"/><text:tab/><text:tab/><text:s text:c="3"/>: <text:s text:c="2"/>Ramesh Rathod</text:p>
      <text:p text:style-name="P77">Date of Birth <text:s text:c="3"/><text:tab/><text:tab/><text:s text:c="3"/>: <text:s text:c="3"/>13/12/2002</text:p>
      <text:p text:style-name="P78">Address <text:s text:c="12"/><text:tab/><text:s/><text:tab/><text:s text:c="3"/>: <text:s text:c="3"/>VV 9/3 Rajashree Cement Works Aditya Nagar</text:p>
      <text:p text:style-name="P79"><text:s text:c="55"/>Malkhed Sedam, Kalaburgi-585292</text:p>
      <text:p text:style-name="P80">Gender <text:s text:c="12"/><text:tab/><text:tab/><text:s text:c="4"/>: <text:s text:c="3"/>Female</text:p>
      <text:p text:style-name="P81">Marital status <text:s text:c="5"/><text:tab/><text:tab/><text:s text:c="4"/>: <text:s text:c="3"/>Unmarried</text:p>
      <text:p text:style-name="P82">Nationality <text:s text:c="10"/><text:tab/><text:tab/><text:s text:c="4"/>: <text:s text:c="3"/>Indian</text:p>
      <text:p text:style-name="P83">Hobbies <text:s text:c="11"/><text:tab/><text:s text:c="15"/>: <text:s text:c="4"/>Singing</text:p>
      <text:p text:style-name="P84">Languages known<text:s/><text:tab/><text:tab/><text:s text:c="4"/>: <text:s text:c="4"/>English, Hindi, Kannada</text:p>
      <text:p text:style-name="P85"/>
      <text:p text:style-name="P86">I hear by declare that the above information is true to the best of my knowledge.</text:p>
      <text:p text:style-name="P87"/>
      <text:p text:style-name="P88">(SHIVANI<text:s/>R RATHOD)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bdings" style:font-charset="x-symbol" svg:font-family="Webdings" style:font-family-generic="roman" style:font-pitch="variable" svg:panose-1="5 3 1 2 1 5 9 6 7 3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0" xlink:href="media/image1.jpeg" xlink:show="embed" xlink:actuate="onLoad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naik</meta:initial-creator>
    <dc:creator>rahul naik</dc:creator>
    <meta:creation-date>2023-09-11T15:59:00Z</meta:creation-date>
    <dc:date>2023-09-28T18:48:00Z</dc:date>
    <meta:template xlink:href="Normal" xlink:type="simple"/>
    <meta:editing-cycles>10</meta:editing-cycles>
    <meta:editing-duration>PT8160S</meta:editing-duration>
    <meta:document-statistic meta:page-count="2" meta:paragraph-count="2" meta:word-count="223" meta:character-count="1498" meta:row-count="10" meta:non-whitespace-character-count="1277"/>
  </office:meta>
</office:document-meta>
</file>